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functions</text:p>
      <text:p text:style-name="P2">?-Do provided dialogue object (should be how responses work) =&gt; Going to modify response code for this</text:p>
      <text:p text:style-name="P2">-Cutscene</text:p>
      <text:p text:style-name="P2">=Set up like dialogue</text:p>
      <text:p text:style-name="P2">x=&gt;Change animations of provided characters</text:p>
      <text:p text:style-name="P2">?=&gt;Prevent movement</text:p>
      <text:p text:style-name="P2">x=&gt;Move characters</text:p>
      <text:p text:style-name="P2">-Animation</text:p>
      <text:p text:style-name="P2">==&gt;Set player</text:p>
      <text:p text:style-name="P2">==&gt;Show specific party members</text:p>
      <text:p text:style-name="P2">==&gt;Show party based on order</text:p>
      <text:p text:style-name="P2">-Add/subtract party members</text:p>
      <text:p text:style-name="P1"/>
      <text:p text:style-name="P1">To Do</text:p>
      <text:p text:style-name="P2">-Track stuff that needs to be uniform</text:p>
      <text:p text:style-name="P2">=&gt; Set to don't destroy?</text:p>
      <text:p text:style-name="P2">==&gt; Otherwise ensure it's in each scene?</text:p>
      <text:p text:style-name="P2"/>
      <text:p text:style-name="P2">-Multiple sound sources? (In audio controller)</text:p>
      <text:p text:style-name="P2">x Music</text:p>
      <text:p text:style-name="P2">x Music 2</text:p>
      <text:p text:style-name="P2">x SFX</text:p>
      <text:p text:style-name="P2"/>
      <text:p text:style-name="P2">-Dialogue controls</text:p>
      <text:p text:style-name="P2">-Game manager should prevent other stuff when dialogue is up (optional, so people can pull a Chrono Trigger)</text:p>
      <text:p text:style-name="P2">-Cooldown so you aren't just stuck</text:p>
      <text:p text:style-name="P2"/>
      <text:p text:style-name="P2">x-Update Transition Trigger and Dialogue Activator to work with 2D and 3D</text:p>
      <text:p text:style-name="P1"/>
      <text:p text:style-name="P1"/>
      <text:p text:style-name="P1">Dialogue </text:p>
      <text:p text:style-name="P2">Choose dialogue based on provided variable</text:p>
      <text:p text:style-name="P2">xMake sure events can be called from dialogue (in FDAAF if not here)</text:p>
      <text:p text:style-name="P2">x=&gt;Set animation controller values</text:p>
      <text:p text:style-name="P1"/>
      <text:p text:style-name="P1">Menu</text:p>
      <text:p text:style-name="P2">xSwap menus</text:p>
      <text:p text:style-name="P2">xPull up (change game mode and prevent movement)</text:p>
      <text:p text:style-name="P2">-Time</text:p>
      <text:p text:style-name="P2">-Party</text:p>
      <text:p text:style-name="P2">-Track Gold</text:p>
      <text:p text:style-name="P2">-Stats and Equip select character first?</text:p>
      <text:p text:style-name="P1"/>
      <text:p text:style-name="P1">Battle</text:p>
      <text:p text:style-name="P3">Active Time Battle</text:p>
      <text:p text:style-name="P3">Enemies/Moves</text:p>
      <text:p text:style-name="P4"/>
      <text:p text:style-name="P4"><text:soft-page-break/>-Moves would be be scriptable objects that change targets health by x amount and potentially set a stat.</text:p>
      <text:p text:style-name="P4">-Moves would have hit rate and maybe a speed?</text:p>
      <text:p text:style-name="P1"/>
      <text:p text:style-name="P2">-List Players</text:p>
      <text:p text:style-name="P2">=Name</text:p>
      <text:p text:style-name="P2">=Health</text:p>
      <text:p text:style-name="P2">=ATB</text:p>
      <text:p text:style-name="P2"/>
      <text:p text:style-name="P2">-Characters should have pointer above them</text:p>
      <text:p text:style-name="P2"/>
      <text:p text:style-name="P2">-Menu</text:p>
      <text:p text:style-name="P2">=Based on Player</text:p>
      <text:p text:style-name="P1"/>
      <text:p text:style-name="P1">Event System</text:p>
      <text:p text:style-name="P1"/>
      <text:p text:style-name="P1"/>
      <text:p text:style-name="P2">Growth Rates</text:p>
      <text:p text:style-name="P2">Scale enemies?</text:p>
      <text:p text:style-name="P2"/>
      <text:p text:style-name="P2">Saves</text:p>
      <text:p text:style-name="P2"/>
      <text:p text:style-name="P2"/>
      <text:p text:style-name="P2">!Comment and clean co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in Menu</text:p>
      <text:p text:style-name="P2">-Money</text:p>
      <text:p text:style-name="P2">-Time</text:p>
      <text:p text:style-name="P2">~-Party</text:p>
      <text:p text:style-name="P2">==&gt;Select specific party member (skill, equip, status)</text:p>
      <text:p text:style-name="P2">==&gt;Change party member row</text:p>
      <text:p text:style-name="P2"/>
      <text:p text:style-name="P2">Item Menu</text:p>
      <text:p text:style-name="P2">-Make sure initial box is checked</text:p>
      <text:p text:style-name="P2">-Item sub menu stuff</text:p>
      <text:p text:style-name="P2">==&gt;Item scriptable object</text:p>
      <text:p text:style-name="P2"><text:tab/>*Use</text:p>
      <text:p text:style-name="P2"><text:soft-page-break/><text:tab/>*Summary</text:p>
      <text:p text:style-name="P2"><text:tab/>*Sort Weight</text:p>
      <text:p text:style-name="P2"><text:tab/>*Useable from menu</text:p>
      <text:p text:style-name="P2">==&gt;Item and Rare Item List</text:p>
      <text:p text:style-name="P2">==&gt;Fill with list</text:p>
      <text:p text:style-name="P2">==&gt;Fill Summary on mouse over</text:p>
      <text:p text:style-name="P2">==&gt; Use</text:p>
      <text:p text:style-name="P2"><text:tab/>*Make sure use actually does something</text:p>
      <text:p text:style-name="P2"/>
      <text:p text:style-name="P2">Skill Menu</text:p>
      <text:p text:style-name="P2">-Fill with selected party member</text:p>
      <text:p text:style-name="P2">-List abilities like the item summary</text:p>
      <text:p text:style-name="P2">-Also make sure to list ability type (Psychic, Magic, SwdSkill, Etc.)</text:p>
      <text:p text:style-name="P2">-Some characters may have skills that *aren't* written here (probably Adeliene)</text:p>
      <text:p text:style-name="P2">==&gt;These shouldn't be selected</text:p>
      <text:p text:style-name="P2">-Swap party member on button press</text:p>
      <text:p text:style-name="P2">-Use (if applicable)</text:p>
      <text:p text:style-name="P2"/>
      <text:p text:style-name="P2">Equip Menu</text:p>
      <text:p text:style-name="P2">-Swap party member on button press (same as status)</text:p>
      <text:p text:style-name="P2">-Fill with selected party member</text:p>
      <text:p text:style-name="P2">==&gt; Equipment</text:p>
      <text:p text:style-name="P2">==&gt; Stats and how stats would change</text:p>
      <text:p text:style-name="P2">-Equip (choose from applicable choices)</text:p>
      <text:p text:style-name="P2">-Optimum (highest numbers)</text:p>
      <text:p text:style-name="P2">-Remove (empties out selected slot [if applicable])</text:p>
      <text:p text:style-name="P2">-Empty (Remove from each slot)</text:p>
      <text:p text:style-name="P2"/>
      <text:p text:style-name="P2">Status Menu</text:p>
      <text:p text:style-name="P2">-Fill with selected party member</text:p>
      <text:p text:style-name="P2">==&gt; Stats</text:p>
      <text:p text:style-name="P2">==&gt; Battle Options</text:p>
      <text:p text:style-name="P2">==&gt; Character Summary</text:p>
      <text:p text:style-name="P2"/>
      <text:p text:style-name="P2">Config Menu</text:p>
      <text:p text:style-name="P2">-Basically just a list of buttons, or of text button combos</text:p>
      <text:p text:style-name="P2">-For mine I <text:s/>might want to consider</text:p>
      <text:p text:style-name="P2">=&gt; Active vs Wait mode</text:p>
      <text:p text:style-name="P2">=&gt; Msg speed control</text:p>
      <text:p text:style-name="P2">=&gt; Btl Speed Control</text:p>
      <text:p text:style-name="P2">=&gt; Multiplayer?</text:p>
      <text:p text:style-name="P2">=&gt; Button Config</text:p>
      <text:p text:style-name="P5">=&gt; Visual settings for color blind folk</text:p>
      <text:p text:style-name="P2"/>
      <text:p text:style-name="P2">Scriptable Objects needed for menu</text:p>
      <text:p text:style-name="P2"/>
      <text:p text:style-name="P2">-Items</text:p>
      <text:p text:style-name="P2">-Characters</text:p>
      <text:p text:style-name="P2"><text:soft-page-break/>-Abilities</text:p>
      <text:p text:style-name="P2"/>
      <text:p text:style-name="P2">Should my stats be saved in a dictionar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8T20:16:24.78</meta:creation-date>
    <dc:date>2022-08-01T23:32:36.18</dc:date>
    <meta:editing-duration>PT17H25M35S</meta:editing-duration>
    <meta:editing-cycles>20</meta:editing-cycles>
    <meta:generator>OpenOffice/4.1.10$Win32 OpenOffice.org_project/4110m2$Build-9807</meta:generator>
    <meta:document-statistic meta:table-count="0" meta:image-count="0" meta:object-count="0" meta:page-count="4" meta:paragraph-count="107" meta:word-count="451" meta:character-count="2749"/>
  </office:meta>
</office:document-meta>
</file>